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2472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rop_id</text:p>
          </table:table-cell>
          <table:table-cell office:value-type="string">
            <text:p>prop_type</text:p>
          </table:table-cell>
          <table:table-cell office:value-type="string">
            <text:p>neighborhood</text:p>
          </table:table-cell>
          <table:table-cell office:value-type="string">
            <text:p>price</text:p>
          </table:table-cell>
          <table:table-cell office:value-type="string">
            <text:p>person_capacity</text:p>
          </table:table-cell>
          <table:table-cell office:value-type="string">
            <text:p>picture_count</text:p>
          </table:table-cell>
          <table:table-cell office:value-type="string">
            <text:p>description_length</text:p>
          </table:table-cell>
          <table:table-cell office:value-type="string">
            <text:p>tenure_month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32">
            <text:p>2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72">
            <text:p>17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72">
            <text:p>4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42">
            <text:p>44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86">
            <text:p>8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85">
            <text:p>6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80">
            <text:p>18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operty type 3</text:p>
          </table:table-cell>
          <table:table-cell office:value-type="string">
            <text:p>Neighborhood 17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53">
            <text:p>15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45">
            <text:p>2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operty type 2</text:p>
          </table:table-cell>
          <table:table-cell office:value-type="string">
            <text:p>Neighborhood 11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55">
            <text:p>25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4">
            <text:p>3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48">
            <text:p>44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roperty type 3</text:p>
          </table:table-cell>
          <table:table-cell office:value-type="string">
            <text:p>Neighborhood 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95">
            <text:p>295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28">
            <text:p>22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23">
            <text:p>5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95">
            <text:p>49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95">
            <text:p>39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25">
            <text:p>32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7">
            <text:p>1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27">
            <text:p>3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82">
            <text:p>58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47">
            <text:p>54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410">
            <text:p>4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05">
            <text:p>30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46">
            <text:p>24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37">
            <text:p>4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234">
            <text:p>23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04">
            <text:p>40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293">
            <text:p>29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46">
            <text:p>24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76">
            <text:p>57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74">
            <text:p>27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51">
            <text:p>35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87">
            <text:p>28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09">
            <text:p>30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33">
            <text:p>23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04">
            <text:p>40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39">
            <text:p>4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1">
            <text:p>28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roperty type 1</text:p>
          </table:table-cell>
          <table:table-cell office:value-type="string">
            <text:p>Neighborhood 19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83">
            <text:p>28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roperty type 1</text:p>
          </table:table-cell>
          <table:table-cell office:value-type="string">
            <text:p>Neighborhood 19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250">
            <text:p>250</text:p>
          </table:table-cell>
          <table:table-cell table:number-columns-repeated="2"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394">
            <text:p>239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63">
            <text:p>3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88">
            <text:p>3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">
            <text:p>6</text:p>
          </table:table-cell>
          <table:table-cell office:value-type="float" office:value="341">
            <text:p>34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326">
            <text:p>326</text:p>
          </table:table-cell>
          <table:table-cell table:number-columns-repeated="2" office:value-type="float" office:value="6">
            <text:p>6</text:p>
          </table:table-cell>
          <table:table-cell office:value-type="float" office:value="301">
            <text:p>30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335">
            <text:p>33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77">
            <text:p>27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88">
            <text:p>3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roperty type 1</text:p>
          </table:table-cell>
          <table:table-cell office:value-type="string">
            <text:p>Neighborhood 5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319">
            <text:p>319</text:p>
          </table:table-cell>
          <table:table-cell table:number-columns-repeated="2" office:value-type="float" office:value="6">
            <text:p>6</text:p>
          </table:table-cell>
          <table:table-cell office:value-type="float" office:value="349">
            <text:p>34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83">
            <text:p>28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285">
            <text:p>28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41">
            <text:p>24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94">
            <text:p>29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Property type 1</text:p>
          </table:table-cell>
          <table:table-cell office:value-type="string">
            <text:p>Neighborhood 20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89">
            <text:p>28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410">
            <text:p>4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36">
            <text:p>43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26">
            <text:p>22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roperty type 2</text:p>
          </table:table-cell>
          <table:table-cell office:value-type="string">
            <text:p>Neighborhood 18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20">
            <text:p>3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73">
            <text:p>27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08">
            <text:p>30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roperty type 1</text:p>
          </table:table-cell>
          <table:table-cell office:value-type="string">
            <text:p>Neighborhood 21</text:p>
          </table:table-cell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275">
            <text:p>27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457">
            <text:p>45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2">
            <text:p>3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15">
            <text:p>3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roperty type 1</text:p>
          </table:table-cell>
          <table:table-cell office:value-type="string">
            <text:p>Neighborhood 21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roperty type 1</text:p>
          </table:table-cell>
          <table:table-cell office:value-type="string">
            <text:p>Neighborhood 21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116">
            <text:p>1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roperty type 1</text:p>
          </table:table-cell>
          <table:table-cell office:value-type="string">
            <text:p>Neighborhood 20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64">
            <text:p>2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41">
            <text:p>24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9">
            <text:p>2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514">
            <text:p>5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42">
            <text:p>24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565">
            <text:p>56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111">
            <text:p>11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8">
            <text:p>20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5">
            <text:p>20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roperty type 2</text:p>
          </table:table-cell>
          <table:table-cell office:value-type="string">
            <text:p>Neighborhood 1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roperty type 2</text:p>
          </table:table-cell>
          <table:table-cell office:value-type="string">
            <text:p>Neighborhood 1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7">
            <text:p>16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45">
            <text:p>14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Property type 1</text:p>
          </table:table-cell>
          <table:table-cell office:value-type="string">
            <text:p>Neighborhood 21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96">
            <text:p>89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45">
            <text:p>14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97">
            <text:p>29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40">
            <text:p>34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18">
            <text:p>4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14">
            <text:p>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3">
            <text:p>30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79">
            <text:p>37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09">
            <text:p>40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25">
            <text:p>42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Property type 2</text:p>
          </table:table-cell>
          <table:table-cell office:value-type="string">
            <text:p>Neighborhood 11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21">
            <text:p>3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Property type 1</text:p>
          </table:table-cell>
          <table:table-cell office:value-type="string">
            <text:p>Neighborhood 20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12">
            <text:p>2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Property type 1</text:p>
          </table:table-cell>
          <table:table-cell office:value-type="string">
            <text:p>Neighborhood 9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48">
            <text:p>24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304">
            <text:p>30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97">
            <text:p>29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91">
            <text:p>49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Property type 1</text:p>
          </table:table-cell>
          <table:table-cell office:value-type="string">
            <text:p>Neighborhood 20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48">
            <text:p>24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59">
            <text:p>75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27">
            <text:p>2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17">
            <text:p>4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Property type 2</text:p>
          </table:table-cell>
          <table:table-cell office:value-type="string">
            <text:p>Neighborhood 4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33">
            <text:p>33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Property type 2</text:p>
          </table:table-cell>
          <table:table-cell office:value-type="string">
            <text:p>Neighborhood 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18">
            <text:p>4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56">
            <text:p>75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75">
            <text:p>57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38">
            <text:p>5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45">
            <text:p>245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82">
            <text:p>2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roperty type 2</text:p>
          </table:table-cell>
          <table:table-cell office:value-type="string">
            <text:p>Neighborhood 19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2">
            <text:p>19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52">
            <text:p>3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21">
            <text:p>3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Property type 2</text:p>
          </table:table-cell>
          <table:table-cell office:value-type="string">
            <text:p>Neighborhood 18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34">
            <text:p>3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roperty type 1</text:p>
          </table:table-cell>
          <table:table-cell office:value-type="string">
            <text:p>Neighborhood 7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Property type 1</text:p>
          </table:table-cell>
          <table:table-cell office:value-type="string">
            <text:p>Neighborhood 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1">
            <text:p>2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437">
            <text:p>4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25">
            <text:p>5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Property type 1</text:p>
          </table:table-cell>
          <table:table-cell office:value-type="string">
            <text:p>Neighborhood 8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roperty type 2</text:p>
          </table:table-cell>
          <table:table-cell office:value-type="string">
            <text:p>Neighborhood 19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852">
            <text:p>85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81">
            <text:p>28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585">
            <text:p>58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7">
            <text:p>37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2">
            <text:p>3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969">
            <text:p>196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57">
            <text:p>15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66">
            <text:p>26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Property type 2</text:p>
          </table:table-cell>
          <table:table-cell office:value-type="string">
            <text:p>Neighborhood 18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60">
            <text:p>26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3">
            <text:p>20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5">
            <text:p>20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14">
            <text:p>2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49">
            <text:p>24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010">
            <text:p>101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66">
            <text:p>76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64">
            <text:p>16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Property type 1</text:p>
          </table:table-cell>
          <table:table-cell office:value-type="string">
            <text:p>Neighborhood 22</text:p>
          </table:table-cell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Property type 1</text:p>
          </table:table-cell>
          <table:table-cell office:value-type="string">
            <text:p>Neighborhood 2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05">
            <text:p>60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Property type 2</text:p>
          </table:table-cell>
          <table:table-cell office:value-type="string">
            <text:p>Neighborhood 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64">
            <text:p>26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778">
            <text:p>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8">
            <text:p>16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98">
            <text:p>29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614">
            <text:p>6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Property type 1</text:p>
          </table:table-cell>
          <table:table-cell office:value-type="string">
            <text:p>Neighborhood 20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7">
            <text:p>23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2">
            <text:p>14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914">
            <text:p>9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Property type 2</text:p>
          </table:table-cell>
          <table:table-cell office:value-type="string">
            <text:p>Neighborhood 19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59">
            <text:p>35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66">
            <text:p>46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Property type 3</text:p>
          </table:table-cell>
          <table:table-cell office:value-type="string">
            <text:p>Neighborhood 11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Property type 1</text:p>
          </table:table-cell>
          <table:table-cell office:value-type="string">
            <text:p>Neighborhood 8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35">
            <text:p>4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94">
            <text:p>3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45">
            <text:p>44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Property type 1</text:p>
          </table:table-cell>
          <table:table-cell office:value-type="string">
            <text:p>Neighborhood 20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Property type 2</text:p>
          </table:table-cell>
          <table:table-cell office:value-type="string">
            <text:p>Neighborhood 1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Property type 1</text:p>
          </table:table-cell>
          <table:table-cell office:value-type="string">
            <text:p>Neighborhood 9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47">
            <text:p>24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35">
            <text:p>5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roperty type 1</text:p>
          </table:table-cell>
          <table:table-cell office:value-type="string">
            <text:p>Neighborhood 19</text:p>
          </table:table-cell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44">
            <text:p>34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16">
            <text:p>7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58">
            <text:p>45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3050">
            <text:p>30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27">
            <text:p>22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68">
            <text:p>26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09">
            <text:p>5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41">
            <text:p>44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9">
            <text:p>44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Property type 1</text:p>
          </table:table-cell>
          <table:table-cell office:value-type="string">
            <text:p>Neighborhood 5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18">
            <text:p>4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58">
            <text:p>85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Property type 2</text:p>
          </table:table-cell>
          <table:table-cell office:value-type="string">
            <text:p>Neighborhood 9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61">
            <text:p>26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97">
            <text:p>19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Property type 2</text:p>
          </table:table-cell>
          <table:table-cell office:value-type="string">
            <text:p>Neighborhood 1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54">
            <text:p>65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51">
            <text:p>25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325">
            <text:p>3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08">
            <text:p>30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29">
            <text:p>42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0">
            <text:p>67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256">
            <text:p>125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06">
            <text:p>20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95">
            <text:p>2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39">
            <text:p>13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7">
            <text:p>24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Property type 2</text:p>
          </table:table-cell>
          <table:table-cell office:value-type="string">
            <text:p>Neighborhood 2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47">
            <text:p>34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88">
            <text:p>18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6">
            <text:p>19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Property type 1</text:p>
          </table:table-cell>
          <table:table-cell office:value-type="string">
            <text:p>Neighborhood 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12">
            <text:p>2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95">
            <text:p>39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Property type 1</text:p>
          </table:table-cell>
          <table:table-cell office:value-type="string">
            <text:p>Neighborhood 19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993">
            <text:p>99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Property type 1</text:p>
          </table:table-cell>
          <table:table-cell office:value-type="string">
            <text:p>Neighborhood 2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23">
            <text:p>4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79">
            <text:p>37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30">
            <text:p>33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5">
            <text:p>30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280">
            <text:p>28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58">
            <text:p>25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18">
            <text:p>4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roperty type 1</text:p>
          </table:table-cell>
          <table:table-cell office:value-type="string">
            <text:p>Neighborhood 1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24">
            <text:p>4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roperty type 1</text:p>
          </table:table-cell>
          <table:table-cell office:value-type="string">
            <text:p>Neighborhood 10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27">
            <text:p>4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94">
            <text:p>3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19">
            <text:p>5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29">
            <text:p>42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Property type 1</text:p>
          </table:table-cell>
          <table:table-cell office:value-type="string">
            <text:p>Neighborhood 8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roperty type 1</text:p>
          </table:table-cell>
          <table:table-cell office:value-type="string">
            <text:p>Neighborhood 6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06">
            <text:p>40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59">
            <text:p>35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roperty type 2</text:p>
          </table:table-cell>
          <table:table-cell office:value-type="string">
            <text:p>Neighborhood 18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92">
            <text:p>49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81">
            <text:p>18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39">
            <text:p>2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Property type 2</text:p>
          </table:table-cell>
          <table:table-cell office:value-type="string">
            <text:p>Neighborhood 18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roperty type 2</text:p>
          </table:table-cell>
          <table:table-cell office:value-type="string">
            <text:p>Neighborhood 18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Property type 2</text:p>
          </table:table-cell>
          <table:table-cell office:value-type="string">
            <text:p>Neighborhood 18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25">
            <text:p>4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Property type 2</text:p>
          </table:table-cell>
          <table:table-cell office:value-type="string">
            <text:p>Neighborhood 11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65">
            <text:p>26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766">
            <text:p>76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Property type 3</text:p>
          </table:table-cell>
          <table:table-cell office:value-type="string">
            <text:p>Neighborhood 14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Property type 1</text:p>
          </table:table-cell>
          <table:table-cell office:value-type="string">
            <text:p>Neighborhood 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46">
            <text:p>34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275">
            <text:p>275</text:p>
          </table:table-cell>
          <table:table-cell table:number-columns-repeated="2" office:value-type="float" office:value="6">
            <text:p>6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650">
            <text:p>26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Property type 1</text:p>
          </table:table-cell>
          <table:table-cell office:value-type="string">
            <text:p>Neighborhood 10</text:p>
          </table:table-cell>
          <table:table-cell office:value-type="float" office:value="205">
            <text:p>205</text:p>
          </table:table-cell>
          <table:table-cell table:number-columns-repeated="2"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10">
            <text:p>8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Property type 1</text:p>
          </table:table-cell>
          <table:table-cell office:value-type="string">
            <text:p>Neighborhood 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Property type 1</text:p>
          </table:table-cell>
          <table:table-cell office:value-type="string">
            <text:p>Neighborhood 8</text:p>
          </table:table-cell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16">
            <text:p>6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86">
            <text:p>48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Property type 1</text:p>
          </table:table-cell>
          <table:table-cell office:value-type="string">
            <text:p>Neighborhood 10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537">
            <text:p>53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Property type 2</text:p>
          </table:table-cell>
          <table:table-cell office:value-type="string">
            <text:p>Neighborhood 1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15">
            <text:p>51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roperty type 2</text:p>
          </table:table-cell>
          <table:table-cell office:value-type="string">
            <text:p>Neighborhood 1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5">
            <text:p>20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46">
            <text:p>34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roperty type 1</text:p>
          </table:table-cell>
          <table:table-cell office:value-type="string">
            <text:p>Neighborhood 6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149">
            <text:p>149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92">
            <text:p>4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roperty type 1</text:p>
          </table:table-cell>
          <table:table-cell office:value-type="string">
            <text:p>Neighborhood 19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Property type 1</text:p>
          </table:table-cell>
          <table:table-cell office:value-type="string">
            <text:p>Neighborhood 9</text:p>
          </table:table-cell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49">
            <text:p>164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89">
            <text:p>189</text:p>
          </table:table-cell>
          <table:table-cell table:number-columns-repeated="2" office:value-type="float" office:value="5">
            <text:p>5</text:p>
          </table:table-cell>
          <table:table-cell office:value-type="float" office:value="1719">
            <text:p>17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35">
            <text:p>135</text:p>
          </table:table-cell>
          <table:table-cell table:number-columns-repeated="2" office:value-type="float" office:value="4">
            <text:p>4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530">
            <text:p>5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36">
            <text:p>3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Property type 1</text:p>
          </table:table-cell>
          <table:table-cell office:value-type="string">
            <text:p>Neighborhood 9</text:p>
          </table:table-cell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595">
            <text:p>5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589">
            <text:p>58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Property type 1</text:p>
          </table:table-cell>
          <table:table-cell office:value-type="string">
            <text:p>Neighborhood 10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Property type 1</text:p>
          </table:table-cell>
          <table:table-cell office:value-type="string">
            <text:p>Neighborhood 20</text:p>
          </table:table-cell>
          <table:table-cell office:value-type="float" office:value="5000">
            <text:p>50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Property type 2</text:p>
          </table:table-cell>
          <table:table-cell office:value-type="string">
            <text:p>Neighborhood 8</text:p>
          </table:table-cell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Property type 2</text:p>
          </table:table-cell>
          <table:table-cell office:value-type="string">
            <text:p>Neighborhood 10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Property type 1</text:p>
          </table:table-cell>
          <table:table-cell office:value-type="string">
            <text:p>Neighborhood 2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753">
            <text:p>75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Property type 2</text:p>
          </table:table-cell>
          <table:table-cell office:value-type="string">
            <text:p>Neighborhood 1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365">
            <text:p>365</text:p>
          </table:table-cell>
          <table:table-cell table:number-columns-repeated="2" office:value-type="float" office:value="6">
            <text:p>6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Property type 1</text:p>
          </table:table-cell>
          <table:table-cell office:value-type="string">
            <text:p>Neighborhood 17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Property type 2</text:p>
          </table:table-cell>
          <table:table-cell office:value-type="string">
            <text:p>Neighborhood 19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Property type 1</text:p>
          </table:table-cell>
          <table:table-cell office:value-type="string">
            <text:p>Neighborhood 9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125">
            <text:p>125</text:p>
          </table:table-cell>
          <table:table-cell table:number-columns-repeated="2" office:value-type="float" office:value="2">
            <text:p>2</text:p>
          </table:table-cell>
          <table:table-cell office:value-type="float" office:value="668">
            <text:p>66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Property type 2</text:p>
          </table:table-cell>
          <table:table-cell office:value-type="string">
            <text:p>Neighborhood 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Property type 2</text:p>
          </table:table-cell>
          <table:table-cell office:value-type="string">
            <text:p>Neighborhood 12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Property type 2</text:p>
          </table:table-cell>
          <table:table-cell office:value-type="string">
            <text:p>Neighborhood 19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62">
            <text:p>4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90">
            <text:p>90</text:p>
          </table:table-cell>
          <table:table-cell table:number-columns-repeated="2"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Property type 1</text:p>
          </table:table-cell>
          <table:table-cell office:value-type="string">
            <text:p>Neighborhood 18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Property type 1</text:p>
          </table:table-cell>
          <table:table-cell office:value-type="string">
            <text:p>Neighborhood 16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Property type 1</text:p>
          </table:table-cell>
          <table:table-cell office:value-type="string">
            <text:p>Neighborhood 19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425">
            <text:p>42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49">
            <text:p>4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25">
            <text:p>4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Property type 2</text:p>
          </table:table-cell>
          <table:table-cell office:value-type="string">
            <text:p>Neighborhood 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roperty type 1</text:p>
          </table:table-cell>
          <table:table-cell office:value-type="string">
            <text:p>Neighborhood 19</text:p>
          </table:table-cell>
          <table:table-cell office:value-type="float" office:value="319">
            <text:p>3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roperty type 2</text:p>
          </table:table-cell>
          <table:table-cell office:value-type="string">
            <text:p>Neighborhood 15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Property type 1</text:p>
          </table:table-cell>
          <table:table-cell office:value-type="string">
            <text:p>Neighborhood 15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">
            <text:p>4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roperty type 1</text:p>
          </table:table-cell>
          <table:table-cell office:value-type="string">
            <text:p>Neighborhood 1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Property type 2</text:p>
          </table:table-cell>
          <table:table-cell office:value-type="string">
            <text:p>Neighborhood 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roperty type 1</text:p>
          </table:table-cell>
          <table:table-cell office:value-type="string">
            <text:p>Neighborhood 1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Property type 1</text:p>
          </table:table-cell>
          <table:table-cell office:value-type="string">
            <text:p>Neighborhood 11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roperty type 1</text:p>
          </table:table-cell>
          <table:table-cell office:value-type="string">
            <text:p>Neighborhood 7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roperty type 1</text:p>
          </table:table-cell>
          <table:table-cell office:value-type="string">
            <text:p>Neighborhood 1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roperty type 2</text:p>
          </table:table-cell>
          <table:table-cell office:value-type="string">
            <text:p>Neighborhood 1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roperty type 2</text:p>
          </table:table-cell>
          <table:table-cell office:value-type="string">
            <text:p>Neighborhood 1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048">
            <text:p>10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roperty type 1</text:p>
          </table:table-cell>
          <table:table-cell office:value-type="string">
            <text:p>Neighborhood 9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roperty type 1</text:p>
          </table:table-cell>
          <table:table-cell office:value-type="string">
            <text:p>Neighborhood 1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roperty type 1</text:p>
          </table:table-cell>
          <table:table-cell office:value-type="string">
            <text:p>Neighborhood 1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4/15/2013</text:date>, <text:time>12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3272" meta:object-count="0"/>
    <meta:generator>NeoOffice/3.3$Unix OpenOffice.org_project/Patch 5</meta:generator>
  </office:meta>
</office:document-meta>
</file>